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4832" calcext:value-type="float">
            <text:p>116.3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0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0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0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0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0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200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199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199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199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199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199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819113560701</text:p>
          </table:table-cell>
          <table:table-cell office:value-type="string" calcext:value-type="string">
            <text:p>B-41-15 08ADA [CORRAL WELL]</text:p>
          </table:table-cell>
          <table:table-cell office:value-type="string" calcext:value-type="string">
            <text:p>199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